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>
      <style:text-properties style:font-name="Cambria"/>
    </style:style>
    <style:style style:name="P8" style:family="paragraph" style:parent-style-name="Text_20_body">
      <style:text-properties style:font-name="Cambria" fo:language="ru" fo:country="RU" style:font-name-asian="Times New Roman2" style:font-name-complex="Times New Roman2"/>
    </style:style>
    <style:style style:name="P9" style:family="paragraph" style:parent-style-name="Text_20_body">
      <style:text-properties style:font-name="Cambria" fo:language="ru" fo:country="RU" fo:font-weight="bold" style:font-name-asian="Times New Roman2" style:font-weight-asian="bold" style:font-name-complex="Times New Roman2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Cambria"/>
    </style:style>
    <style:style style:name="P11" style:family="paragraph" style:parent-style-name="Text_20_body" style:list-style-name="L1">
      <style:text-properties style:font-name="Cambria"/>
    </style:style>
    <style:style style:name="P12" style:family="paragraph" style:parent-style-name="Text_20_body" style:list-style-name="L3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5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6" style:family="text">
      <style:text-properties style:font-name-asian="Times New Roman2" style:font-name-complex="Times New Roman2"/>
    </style:style>
    <style:style style:name="T7" style:family="text">
      <style:text-properties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1" style:family="text">
      <style:text-properties fo:language="ru" fo:country="RU" style:font-name-asian="Times New Roman2" style:font-name-complex="Times New Roman2"/>
    </style:style>
    <style:style style:name="T12" style:family="text">
      <style:text-properties fo:language="ru" fo:country="RU" fo:font-weight="bold" style:font-weight-asian="bold" style:font-weight-complex="bold"/>
    </style:style>
    <style:style style:name="T13" style:family="text">
      <style:text-properties fo:language="ru" fo:country="RU" fo:font-style="normal" style:font-name-asian="Times New Roman2" style:font-style-asian="normal" style:font-name-complex="Times New Roman2" style:font-style-complex="normal"/>
    </style:style>
    <style:style style:name="T14" style:family="text">
      <style:text-properties fo:font-style="italic" style:font-name-asian="Times New Roman2" style:font-style-asian="italic" style:font-name-complex="Times New Roman2" style:font-style-complex="italic"/>
    </style:style>
    <style:style style:name="T15" style:family="text">
      <style:text-properties fo:font-style="normal" style:font-name-asian="Times New Roman2" style:font-style-asian="normal" style:font-name-complex="Times New Roman2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29.png" xlink:type="simple" xlink:show="embed" xlink:actuate="onLoad"/></draw:frame></text:p>
          </table:table-cell>
          <table:table-cell table:style-name="Table1.B1" office:value-type="string">
            <text:h text:style-name="P6" text:outline-level="1">Интегратор с ограничением и сбросом начальных условий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2">C</text:span><text:span text:style-name="T9">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129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6">Блок </text:span><text:span text:style-name="T7">реализует интегрирование входного сигнала </text:span><text:span text:style-name="T3">(</text:span><text:span text:style-name="T10">сигналов) с ограничением на значение интеграла и сбросом состояния</text:span><text:span text:style-name="T7">:</text:span></text:p>
            <text:p text:style-name="P5"><text:span text:style-name="T7"><draw:frame draw:style-name="fr3" draw:name="Объект1" text:anchor-type="as-char" svg:width="5.006cm" svg:height="1.916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7"> ,</text:span></text:p>
            <text:p text:style-name="P4"><text:span text:style-name="T6">где </text:span><text:span text:style-name="T14">xᵢ(t)</text:span><text:span text:style-name="T6"> – элементы вектора входного сигнала, </text:span><text:span text:style-name="T4">y</text:span><text:span text:style-name="T14">ᵢ(t) </text:span><text:span text:style-name="T6">– </text:span><text:span text:style-name="T11">элементы </text:span><text:span text:style-name="T6">вектора выходного сигнала, </text:span><text:span text:style-name="T4">t</text:span><text:span text:style-name="T14">₁ </text:span><text:span text:style-name="T15">и</text:span><text:span text:style-name="T6"> </text:span><text:span text:style-name="T4">t</text:span><text:span text:style-name="T14">₂ </text:span><text:span text:style-name="T6">– времена переключения начальных условий, </text:span><text:span text:style-name="T4">k</text:span><text:span text:style-name="T14">ᵢ </text:span><text:span text:style-name="T15">–</text:span><text:span text:style-name="T5"> </text:span><text:span text:style-name="T13">элемент вектора коэффициентов усиления.</text:span></text:p>
            <text:p text:style-name="P4"><text:span text:style-name="T6">Блок </text:span><text:span text:style-name="T10">р</text:span><text:span text:style-name="T7">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5"><draw:frame draw:style-name="fr3" draw:name="Объект2" text:anchor-type="as-char" svg:width="3.276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,</text:p>
            <text:p text:style-name="P4">при наличии ограничений на значение выходного сигнала:</text:p>
            <text:p text:style-name="P5"><text:span text:style-name="T7"><draw:frame draw:style-name="fr3" draw:name="Объект6" text:anchor-type="as-char" svg:width="3.574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7">.</text:span></text:p>
            <text:p text:style-name="P4">Блок выполняет интегрирование (в пределах ограничений) входного сигнала, поэтому пиктограмма блока имеет вид передаточной функции идеального интегрирующего звена с «добавкой» символа «меньше-равно» и словом <text:span text:style-name="T2">reset</text:span>.</text:p>
            <text:p text:style-name="P4">Размерности сигналов входа, выхода и вектора коэффициентов должны совпадать.</text:p>
            <text:p text:style-name="P4"><text:span text:style-name="T12">Свойства</text:span>:</text:p>
            <text:list xml:id="list7265207471103156710" text:style-name="L1">
              <text:list-item>
                <text:p text:style-name="P11">Коэффициенты усиления – <text:span text:style-name="T9">вектор </text:span>коэффициентов<draw:frame draw:style-name="fr3" draw:name="Объект8" text:anchor-type="as-char" svg:width="0.58cm" svg:height="0.621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, на который умножается входная величина.</text:p>
              </text:list-item>
              <text:list-item>
                <text:p text:style-name="P11">Начальные условия – вектор начальных значений<draw:frame draw:style-name="fr3" draw:name="Объект10" text:anchor-type="as-char" svg:width="1.265cm" svg:height="0.621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выходной величины блока.</text:p>
              </text:list-item>
            </text:list>
            <text:list xml:id="list966991373315876125" text:style-name="L3">
              <text:list-item>
                <text:p text:style-name="P12">Минимальное значение – минимальное значение выхода<draw:frame draw:style-name="fr3" draw:name="Объект7" text:anchor-type="as-char" svg:width="0.963cm" svg:height="0.621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        </text:list-item>
              <text:list-item>
                <text:p text:style-name="P12">Максимальное значение – максимальное значение выхода<draw:frame draw:style-name="fr3" draw:name="Объект9" text:anchor-type="as-char" svg:width="1.02cm" svg:height="0.621cm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.</text:p>
              </text:list-item>
              <text:list-item>
                <text:p text:style-name="P12">Начальные условия брать из – настройка, откуда блок будет считывать начальные условия, а именно: из свойства «Начальные условия», или из дополнительного входного порта.</text:p>
              </text:list-item>
            </text:list>
            <text:p text:style-name="P8"><text:span text:style-name="T1">Примечание:</text:span> по умолчанию блок реализует интегрирование <text:span text:style-name="T1">скалярного</text:span> входного сигнала.</text:p>
            <text:p text:style-name="P9">Пример:<text:span text:style-name="T8"> интегрирование параболического сигнала, с ограничением на значение интеграла от -0,05 до 0,95. Каждые 10 секунд происходит сброс начальных условий </text:span><text:soft-page-break/><text:span text:style-name="T8">в 0,1. Структурная схема:</text:span></text:p>
            <text:p text:style-name="P9"><text:span text:style-name="T8"><draw:frame draw:style-name="fr2" draw:name="Графический объект3" text:anchor-type="as-char" svg:width="11.22cm" svg:height="8.89cm" draw:z-index="9"><draw:image xlink:href="../images/0129a1.png" xlink:type="simple" xlink:show="embed" xlink:actuate="onLoad"/></draw:frame></text:span></text:p>
            <text:p text:style-name="P9"><text:span text:style-name="T8">Результат:</text:span></text:p>
            <text:p text:style-name="P9"><text:span text:style-name="T8"><draw:frame draw:style-name="fr2" draw:name="Графический объект4" text:anchor-type="as-char" svg:width="13.651cm" svg:height="11.621cm" draw:z-index="10"><draw:image xlink:href="../images/0129a2.png" xlink:type="simple" xlink:show="embed" xlink:actuate="onLoad"/></draw:frame></text:span></text:p>
            <text:p text:style-name="P9"><text:span text:style-name="T8">Из итогового графика видно, что в моменты подачи на управляющий (второй порт) единичного сигнала происходит сброс значения интеграла к начальным условиям равным в примере 0,1. При нулевом управляющем сигнале интегратор ведёт себя как интегрирующее звено с наложенными ограничениями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тегратор с ограничением и сбросом начальных условий</dc:title>
    <dc:date>2014-12-09T08:46:35.59</dc:date>
    <meta:generator>OpenOffice/4.1.1$Win32 OpenOffice.org_project/411m6$Build-9775</meta:generator>
    <meta:editing-duration>PT2H26M56S</meta:editing-duration>
    <meta:editing-cycles>66</meta:editing-cycles>
    <meta:document-statistic meta:table-count="1" meta:image-count="4" meta:object-count="7" meta:page-count="2" meta:paragraph-count="27" meta:word-count="252" meta:character-count="1879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k</mi>
            <mi>i</mi>
          </msub>
          <mo stretchy="false">⋅</mo>
          <mrow>
            <mrow>
              <munderover>
                <mo stretchy="false">∫</mo>
                <mrow>
                  <msub>
                    <mi>t</mi>
                    <mn>1</mn>
                  </msub>
                </mrow>
                <mrow>
                  <msub>
                    <mi>t</mi>
                    <mn>2</mn>
                  </msub>
                </mrow>
              </munderover>
              <msub>
                <mi>x</mi>
                <mi>i</mi>
              </msub>
            </mrow>
            <mrow>
              <mo stretchy="false">(</mo>
              <mrow>
                <mi>t</mi>
              </mrow>
              <mo stretchy="false">)</mo>
            </mrow>
            <mi mathvariant="italic">dt</mi>
          </mrow>
        </mrow>
      </mrow>
    </mrow>
    <annotation encoding="StarMath 5.0">y_i(t) = k_i cdot {int from {t_1} to {t_2} x_i(t)dt}</annotation>
  </semantics>
</math>
</file>

<file path=Object 10/content.xml><?xml version="1.0" encoding="utf-8"?>
<math xmlns="http://www.w3.org/1998/Math/MathML">
  <semantics>
    <mrow>
      <msub>
        <mi>y</mi>
        <mi mathvariant="italic">max</mi>
      </msub>
    </mrow>
    <annotation encoding="StarMath 5.0">y_max</annotation>
  </semantics>
</math>
</file>

<file path=Object 2/content.xml><?xml version="1.0" encoding="utf-8"?>
<math xmlns="http://www.w3.org/1998/Math/MathML">
  <semantics>
    <mrow>
      <msub>
        <mi>y</mi>
        <mi>i</mi>
      </msub>
      <mi>'</mi>
      <mrow>
        <mrow>
          <mo stretchy="false">(</mo>
          <mrow>
            <mi>t</mi>
          </mrow>
          <mo stretchy="false">)</mo>
        </mrow>
        <mo stretchy="false">=</mo>
        <mrow>
          <msub>
            <mi>k</mi>
            <mi>i</mi>
          </msub>
          <mo stretchy="false">⋅</mo>
          <msub>
            <mi>x</mi>
            <mi>i</mi>
          </msub>
        </mrow>
      </mrow>
      <mrow>
        <mo stretchy="false">(</mo>
        <mrow>
          <mi>t</mi>
        </mrow>
        <mo stretchy="false">)</mo>
      </mrow>
    </mrow>
    <annotation encoding="StarMath 5.0">y_i'(t) = k_i cdot x_i(t)</annotation>
  </semantics>
</math>
</file>

<file path=Object 3/content.xml><?xml version="1.0" encoding="utf-8"?>
<math xmlns="http://www.w3.org/1998/Math/MathML">
  <semantics>
    <mrow>
      <mrow>
        <msub>
          <mi>y</mi>
          <mi mathvariant="italic">min</mi>
        </msub>
        <mo stretchy="false">≤</mo>
        <msub>
          <mi>y</mi>
          <mi>i</mi>
        </msub>
      </mrow>
      <mrow>
        <mrow>
          <mo stretchy="false">(</mo>
          <mrow>
            <mi>t</mi>
          </mrow>
          <mo stretchy="false">)</mo>
        </mrow>
        <mo stretchy="false">≤</mo>
        <msub>
          <mi>y</mi>
          <mi mathvariant="italic">max</mi>
        </msub>
      </mrow>
    </mrow>
    <annotation encoding="StarMath 5.0">y_min &lt;= y_i(t) &lt;= y_max</annotation>
  </semantics>
</math>
</file>

<file path=Object 7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8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9/content.xml><?xml version="1.0" encoding="utf-8"?>
<math xmlns="http://www.w3.org/1998/Math/MathML">
  <semantics>
    <mrow>
      <msub>
        <mi>y</mi>
        <mi mathvariant="italic">min</mi>
      </msub>
    </mrow>
    <annotation encoding="StarMath 5.0">y_min</annotation>
  </semantics>
</math>
</file>